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agraph-properties fo:text-align="start"/>
    </style:style>
    <style:style style:name="T1" style:family="text">
      <style:text-properties fo:font-size="12pt"/>
    </style:style>
    <style:style style:name="gr1" style:family="graphic">
      <style:graphic-properties draw:fill="non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terson's solution to the critical-section problem(Software solution)</text:p>
      <text:p text:style-name="Standard"/>
      <text:p text:style-name="P1">Two – process solution</text:p>
      <text:p text:style-name="Standard"><draw:rect text:anchor-type="paragraph" draw:z-index="0" draw:style-name="gr1" draw:text-style-name="P3" svg:width="11.166cm" svg:height="9.208cm" svg:x="2.917cm" svg:y="0.286cm"><svg:title>FDGSDFG</svg:title><text:p text:style-name="P3"><text:span text:style-name="T1">int turn;</text:span></text:p><text:p><text:span text:style-name="T1">int interested[2];</text:span></text:p><text:p><text:span text:style-name="T1">void enterRegion(int pid)</text:span></text:p><text:p><text:span text:style-name="T1">{</text:span></text:p><text:p><text:span text:style-name="T1"><text:tab/></text:span><text:span text:style-name="T1">int other = 1 – pid;</text:span></text:p><text:p><text:span text:style-name="T1"><text:tab/></text:span><text:span text:style-name="T1">interested[pid] = TRUE;</text:span></text:p><text:p><text:span text:style-name="T1"><text:tab/></text:span><text:span text:style-name="T1">turn = other;</text:span></text:p><text:p><text:span text:style-name="T1"/></text:p><text:p><text:span text:style-name="T1"><text:tab/></text:span><text:span text:style-name="T1">while(interested[other] &amp;&amp; turn == other) </text:span></text:p><text:p><text:span text:style-name="T1"><text:tab/></text:span><text:span text:style-name="T1"><text:tab/></text:span><text:span text:style-name="T1">;</text:span></text:p><text:p><text:span text:style-name="T1">}</text:span></text:p><text:p><text:span text:style-name="T1"/></text:p><text:p><text:span text:style-name="T1">void exitRegion(int pid)</text:span></text:p><text:p><text:span text:style-name="T1">{</text:span></text:p><text:p><text:span text:style-name="T1"><text:tab/></text:span><text:span text:style-name="T1">interested[pid] = FALSE;</text:span></text:p><text:p><text:span text:style-name="T1">}</text:span></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Note:(http://www.alper.net/programming/peterson%E2%80%99s-solution-on-modern-multiprocessors/)</text:p>
      <text:p text:style-name="Standard">Most modern CPUs reorder memory accesses to improve execution efficiency. Peterson's solution will fail there as below.</text:p>
      <text:p text:style-name="Standard"/>
      <text:p text:style-name="Standard">Consider two threads running on separate processors and both wanting to enter the critical section. Each thread sets its own interested array slot (interested[pid] = TRUE) and then loads from the others slot (interested[other] == TRUE). Both threads could read the old values (FALSE, if stores are reordered after loads) and then assume that the other party is not interested. It means both enter the critical section.</text:p>
      <text:p text:style-name="Standard"/>
      <text:p text:style-name="Standard">Such processors invariably give some way to force ordering in a stream of memory accesses, typically through a <text:a xlink:type="simple" xlink:href="http://en.wikipedia.org/wiki/Memory_barrier">memory barrier</text:a> instruction. Implementation of Peterson's and related algorithms on processors which reorder memory accesses generally requires use of such operations to work correctly to keep sequential operations from happening in an incorrect o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mpa </meta:initial-creator>
    <meta:creation-date>2011-09-19T18:04:38</meta:creation-date>
    <dc:date>2011-09-25T12:46:24</dc:date>
    <dc:creator>Kempa </dc:creator>
    <meta:editing-duration>PT15M30S</meta:editing-duration>
    <meta:editing-cycles>2</meta:editing-cycles>
    <meta:generator>LibreOffice/3.3$Linux LibreOffice_project/330m19$Build-301</meta:generator>
    <meta:document-statistic meta:table-count="0" meta:image-count="0" meta:object-count="0" meta:page-count="1" meta:paragraph-count="6" meta:word-count="148" meta:character-count="1085"/>
  </office:meta>
</office:document-meta>
</file>